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" svg:font-family="Menlo, Monaco, Consolas, 'Courier New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" style:family="table">
      <style:table-properties style:width="6.6924in" table:align="margins"/>
    </style:style>
    <style:style style:name="Table.A" style:family="table-column">
      <style:table-column-properties style:column-width="3.3465in" style:rel-column-width="32767*"/>
    </style:style>
    <style:style style:name="T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.B1" style:family="table-cell">
      <style:table-cell-properties fo:padding="0.0382in" fo:border="0.0007in solid #000000"/>
    </style:style>
    <style:style style:name="Table.A2" style:family="table-cell">
      <style:table-cell-properties fo:padding="0.0382in" fo:border-left="0.0007in solid #000000" fo:border-right="none" fo:border-top="none" fo:border-bottom="0.0007in solid #000000"/>
    </style:style>
    <style:style style:name="Table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3.3465in" style:rel-column-width="32768*"/>
    </style:style>
    <style:style style:name="Table1.B" style:family="table-column">
      <style:table-column-properties style:column-width="3.3458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P1" style:family="paragraph" style:parent-style-name="Preformatted_20_Text">
      <style:paragraph-properties fo:margin-left="0in" fo:margin-right="0in" fo:margin-top="0in" fo:margin-bottom="0.1043in" fo:line-height="142%" fo:orphans="2" fo:widows="2" fo:text-indent="0in" style:auto-text-indent="false" fo:background-color="#333333" fo:padding="0.0937in" fo:border="0.0008in solid #cccccc">
        <style:background-image/>
      </style:paragraph-properties>
    </style:style>
    <style:style style:name="P2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ff5b4a" style:font-name="Menlo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" table:style-name="Table">
        <table:table-column table:style-name="Table.A" table:number-columns-repeated="2"/>
        <table:table-row>
          <table:table-cell table:style-name="Table.A1" office:value-type="string">
            <text:p text:style-name="P2">Input</text:p>
          </table:table-cell>
          <table:table-cell table:style-name="Table.B1" office:value-type="string">
            <text:p text:style-name="P2">Output</text:p>
          </table:table-cell>
        </table:table-row>
        <table:table-row>
          <table:table-cell table:style-name="Table.A2" office:value-type="string">
            <text:p text:style-name="Table_20_Contents">Show static in Mother class </text:p>
          </table:table-cell>
          <table:table-cell table:style-name="Table.B2" office:value-type="string">
            <text:p text:style-name="P1"><text:span text:style-name="T1">error: show() in Child cannot override show() in Mother</text:span></text:p>
          </table:table-cell>
        </table:table-row>
        <table:table-row>
          <table:table-cell table:style-name="Table.A2" office:value-type="string">
            <text:p text:style-name="Table_20_Contents">Show static in Child class </text:p>
          </table:table-cell>
          <table:table-cell table:style-name="Table.B2" office:value-type="string">
            <text:p text:style-name="P1"><text:span text:style-name="T1">error: show() in Child cannot override show() in Mother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Show static in Child class and Mother Class</text:p>
          </table:table-cell>
          <table:table-cell table:style-name="Table1.B1" office:value-type="string">
            <text:p text:style-name="Table_20_Contents">Successfully Execut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" svg:font-family="Menlo, Monaco, Consolas, 'Courier New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55S</meta:editing-duration>
    <meta:editing-cycles>3</meta:editing-cycles>
    <meta:generator>OpenOffice/4.0.1$Win32 OpenOffice.org_project/401m5$Build-9714</meta:generator>
    <dc:date>2023-02-02T16:06:07.14</dc:date>
    <meta:document-statistic meta:table-count="2" meta:image-count="0" meta:object-count="0" meta:page-count="1" meta:paragraph-count="8" meta:word-count="40" meta:character-count="240"/>
    <meta:user-defined meta:name="Info 1"/>
    <meta:user-defined meta:name="Info 2"/>
    <meta:user-defined meta:name="Info 3"/>
    <meta:user-defined meta:name="Info 4"/>
  </office:meta>
</office:document-meta>
</file>